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312" calcext:value-type="float">
            <text:p>116.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0952" calcext:value-type="float">
            <text:p>115.8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3704" calcext:value-type="float">
            <text:p>116.5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0912" calcext:value-type="float">
            <text:p>115.5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6528" calcext:value-type="float">
            <text:p>115.4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9576" calcext:value-type="float">
            <text:p>115.4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016" calcext:value-type="float">
            <text:p>115.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684" calcext:value-type="float">
            <text:p>115.6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9408" calcext:value-type="float">
            <text:p>115.6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8072" calcext:value-type="float">
            <text:p>115.6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016" calcext:value-type="float">
            <text:p>115.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5672" calcext:value-type="float">
            <text:p>115.4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3856" calcext:value-type="float">
            <text:p>115.4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7968" calcext:value-type="float">
            <text:p>115.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9408" calcext:value-type="float">
            <text:p>115.6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7216" calcext:value-type="float">
            <text:p>115.6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2832" calcext:value-type="float">
            <text:p>115.6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3688" calcext:value-type="float">
            <text:p>115.6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9408" calcext:value-type="float">
            <text:p>115.6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9888" calcext:value-type="float">
            <text:p>115.6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5024" calcext:value-type="float">
            <text:p>115.6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54" calcext:value-type="float">
            <text:p>115.5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2832" calcext:value-type="float">
            <text:p>115.6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9408" calcext:value-type="float">
            <text:p>115.6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3208" calcext:value-type="float">
            <text:p>115.5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5128" calcext:value-type="float">
            <text:p>115.7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3896" calcext:value-type="float">
            <text:p>115.7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8448" calcext:value-type="float">
            <text:p>115.5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3792" calcext:value-type="float">
            <text:p>115.6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5984" calcext:value-type="float">
            <text:p>115.6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2936" calcext:value-type="float">
            <text:p>115.6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78" calcext:value-type="float">
            <text:p>115.7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0952" calcext:value-type="float">
            <text:p>115.8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924" calcext:value-type="float">
            <text:p>115.8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3144" calcext:value-type="float">
            <text:p>115.8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448" calcext:value-type="float">
            <text:p>115.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352" calcext:value-type="float">
            <text:p>115.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8384" calcext:value-type="float">
            <text:p>115.8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876" calcext:value-type="float">
            <text:p>115.8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876" calcext:value-type="float">
            <text:p>115.8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1808" calcext:value-type="float">
            <text:p>115.8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0952" calcext:value-type="float">
            <text:p>115.8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9344" calcext:value-type="float">
            <text:p>115.9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068" calcext:value-type="float">
            <text:p>115.9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8488" calcext:value-type="float">
            <text:p>115.9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0784" calcext:value-type="float">
            <text:p>116.0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688" calcext:value-type="float">
            <text:p>116.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2976" calcext:value-type="float">
            <text:p>116.0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5376" calcext:value-type="float">
            <text:p>116.1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5104" calcext:value-type="float">
            <text:p>116.2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8904" calcext:value-type="float">
            <text:p>116.1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308" calcext:value-type="float">
            <text:p>116.0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6504" calcext:value-type="float">
            <text:p>116.0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2808" calcext:value-type="float">
            <text:p>116.1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024" calcext:value-type="float">
            <text:p>116.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0992" calcext:value-type="float">
            <text:p>116.1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10512" calcext:value-type="float">
            <text:p>116.1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0136" calcext:value-type="float">
            <text:p>116.1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9008" calcext:value-type="float">
            <text:p>116.2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9008" calcext:value-type="float">
            <text:p>116.2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7192" calcext:value-type="float">
            <text:p>116.2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6984" calcext:value-type="float">
            <text:p>116.0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1848" calcext:value-type="float">
            <text:p>116.1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3184" calcext:value-type="float">
            <text:p>116.1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6232" calcext:value-type="float">
            <text:p>116.1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404" calcext:value-type="float">
            <text:p>116.1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19656" calcext:value-type="float">
            <text:p>116.1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6232" calcext:value-type="float">
            <text:p>116.1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3664" calcext:value-type="float">
            <text:p>116.1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452" calcext:value-type="float">
            <text:p>116.1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928" calcext:value-type="float">
            <text:p>116.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452" calcext:value-type="float">
            <text:p>116.1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1356" calcext:value-type="float">
            <text:p>116.1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2704" calcext:value-type="float">
            <text:p>116.1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5376" calcext:value-type="float">
            <text:p>116.1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4144" calcext:value-type="float">
            <text:p>116.2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072" calcext:value-type="float">
            <text:p>116.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2912" calcext:value-type="float">
            <text:p>116.2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9488" calcext:value-type="float">
            <text:p>116.2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9864" calcext:value-type="float">
            <text:p>116.2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5856" calcext:value-type="float">
            <text:p>116.1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1096" calcext:value-type="float">
            <text:p>116.2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4624" calcext:value-type="float">
            <text:p>116.2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072" calcext:value-type="float">
            <text:p>116.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4144" calcext:value-type="float">
            <text:p>116.2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0616" calcext:value-type="float">
            <text:p>116.1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024" calcext:value-type="float">
            <text:p>116.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9008" calcext:value-type="float">
            <text:p>116.2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7192" calcext:value-type="float">
            <text:p>116.2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2328" calcext:value-type="float">
            <text:p>116.1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2224" calcext:value-type="float">
            <text:p>116.0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4792" calcext:value-type="float">
            <text:p>116.0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16608" calcext:value-type="float">
            <text:p>116.1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08048" calcext:value-type="float">
            <text:p>116.2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1848" calcext:value-type="float">
            <text:p>116.1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7464" calcext:value-type="float">
            <text:p>116.1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3936" calcext:value-type="float">
            <text:p>116.0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4416" calcext:value-type="float">
            <text:p>116.1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5752" calcext:value-type="float">
            <text:p>116.1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1848" calcext:value-type="float">
            <text:p>116.1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7944" calcext:value-type="float">
            <text:p>116.1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832" calcext:value-type="float">
            <text:p>116.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5648" calcext:value-type="float">
            <text:p>116.0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6128" calcext:value-type="float">
            <text:p>116.0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404" calcext:value-type="float">
            <text:p>116.1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2328" calcext:value-type="float">
            <text:p>116.1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4896" calcext:value-type="float">
            <text:p>116.1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2328" calcext:value-type="float">
            <text:p>116.1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2328" calcext:value-type="float">
            <text:p>116.1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0992" calcext:value-type="float">
            <text:p>116.1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1848" calcext:value-type="float">
            <text:p>116.1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832" calcext:value-type="float">
            <text:p>116.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308" calcext:value-type="float">
            <text:p>116.0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8696" calcext:value-type="float">
            <text:p>116.0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736" calcext:value-type="float">
            <text:p>116.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212" calcext:value-type="float">
            <text:p>116.0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5064" calcext:value-type="float">
            <text:p>115.9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0784" calcext:value-type="float">
            <text:p>116.0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5648" calcext:value-type="float">
            <text:p>116.0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8696" calcext:value-type="float">
            <text:p>116.0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688" calcext:value-type="float">
            <text:p>116.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0784" calcext:value-type="float">
            <text:p>116.0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7736" calcext:value-type="float">
            <text:p>115.9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4688" calcext:value-type="float">
            <text:p>115.9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4688" calcext:value-type="float">
            <text:p>115.9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0304" calcext:value-type="float">
            <text:p>115.9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5064" calcext:value-type="float">
            <text:p>115.9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4208" calcext:value-type="float">
            <text:p>115.9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3832" calcext:value-type="float">
            <text:p>116.0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3352" calcext:value-type="float">
            <text:p>115.9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116" calcext:value-type="float">
            <text:p>115.9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9824" calcext:value-type="float">
            <text:p>115.9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8592" calcext:value-type="float">
            <text:p>115.9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9448" calcext:value-type="float">
            <text:p>115.9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9824" calcext:value-type="float">
            <text:p>115.9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3352" calcext:value-type="float">
            <text:p>115.9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8008" calcext:value-type="float">
            <text:p>115.8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8864" calcext:value-type="float">
            <text:p>115.8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1056" calcext:value-type="float">
            <text:p>115.8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8008" calcext:value-type="float">
            <text:p>115.8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8008" calcext:value-type="float">
            <text:p>115.8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876" calcext:value-type="float">
            <text:p>115.8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7048" calcext:value-type="float">
            <text:p>115.8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972" calcext:value-type="float">
            <text:p>115.8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6672" calcext:value-type="float">
            <text:p>115.8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1808" calcext:value-type="float">
            <text:p>115.8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2184" calcext:value-type="float">
            <text:p>115.7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81328" calcext:value-type="float">
            <text:p>115.7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876" calcext:value-type="float">
            <text:p>115.8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87424" calcext:value-type="float">
            <text:p>115.7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9992" calcext:value-type="float">
            <text:p>115.7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9136" calcext:value-type="float">
            <text:p>115.7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4752" calcext:value-type="float">
            <text:p>115.7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5984" calcext:value-type="float">
            <text:p>115.6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4648" calcext:value-type="float">
            <text:p>115.6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1224" calcext:value-type="float">
            <text:p>115.7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9032" calcext:value-type="float">
            <text:p>115.6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9032" calcext:value-type="float">
            <text:p>115.6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3792" calcext:value-type="float">
            <text:p>115.6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9512" calcext:value-type="float">
            <text:p>115.7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256" calcext:value-type="float">
            <text:p>115.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4648" calcext:value-type="float">
            <text:p>115.6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2936" calcext:value-type="float">
            <text:p>115.6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5024" calcext:value-type="float">
            <text:p>115.6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3792" calcext:value-type="float">
            <text:p>115.6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5984" calcext:value-type="float">
            <text:p>115.6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6736" calcext:value-type="float">
            <text:p>115.6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6736" calcext:value-type="float">
            <text:p>115.6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3208" calcext:value-type="float">
            <text:p>115.5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2352" calcext:value-type="float">
            <text:p>115.5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9784" calcext:value-type="float">
            <text:p>115.6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064" calcext:value-type="float">
            <text:p>115.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3208" calcext:value-type="float">
            <text:p>115.5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5776" calcext:value-type="float">
            <text:p>115.5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4064" calcext:value-type="float">
            <text:p>115.5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2728" calcext:value-type="float">
            <text:p>115.5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3208" calcext:value-type="float">
            <text:p>115.5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8448" calcext:value-type="float">
            <text:p>115.5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3104" calcext:value-type="float">
            <text:p>115.5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0432" calcext:value-type="float">
            <text:p>115.4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3856" calcext:value-type="float">
            <text:p>115.4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8616" calcext:value-type="float">
            <text:p>115.4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9472" calcext:value-type="float">
            <text:p>115.4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8616" calcext:value-type="float">
            <text:p>115.4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68" calcext:value-type="float">
            <text:p>115.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8032" calcext:value-type="float">
            <text:p>115.3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2312" calcext:value-type="float">
            <text:p>115.2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012" calcext:value-type="float">
            <text:p>115.2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5736" calcext:value-type="float">
            <text:p>115.2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7552" calcext:value-type="float">
            <text:p>115.2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8784" calcext:value-type="float">
            <text:p>115.2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0976" calcext:value-type="float">
            <text:p>115.2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3168" calcext:value-type="float">
            <text:p>115.2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488" calcext:value-type="float">
            <text:p>115.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012" calcext:value-type="float">
            <text:p>115.2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9264" calcext:value-type="float">
            <text:p>115.2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2688" calcext:value-type="float">
            <text:p>115.2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1456" calcext:value-type="float">
            <text:p>115.2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4984" calcext:value-type="float">
            <text:p>115.3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536" calcext:value-type="float">
            <text:p>115.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9264" calcext:value-type="float">
            <text:p>115.2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9744" calcext:value-type="float">
            <text:p>115.2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1832" calcext:value-type="float">
            <text:p>115.2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8784" calcext:value-type="float">
            <text:p>115.2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0976" calcext:value-type="float">
            <text:p>115.2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536" calcext:value-type="float">
            <text:p>115.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7072" calcext:value-type="float">
            <text:p>115.2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964" calcext:value-type="float">
            <text:p>115.2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5944" calcext:value-type="float">
            <text:p>115.3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6424" calcext:value-type="float">
            <text:p>115.4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9952" calcext:value-type="float">
            <text:p>115.4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156" calcext:value-type="float">
            <text:p>115.3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2416" calcext:value-type="float">
            <text:p>115.3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5256" calcext:value-type="float">
            <text:p>115.2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1456" calcext:value-type="float">
            <text:p>115.2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1936" calcext:value-type="float">
            <text:p>115.3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0224" calcext:value-type="float">
            <text:p>115.3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108" calcext:value-type="float">
            <text:p>115.3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4608" calcext:value-type="float">
            <text:p>115.3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4984" calcext:value-type="float">
            <text:p>115.3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4984" calcext:value-type="float">
            <text:p>115.3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7176" calcext:value-type="float">
            <text:p>115.3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8032" calcext:value-type="float">
            <text:p>115.3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536" calcext:value-type="float">
            <text:p>115.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1832" calcext:value-type="float">
            <text:p>115.2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3168" calcext:value-type="float">
            <text:p>115.2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964" calcext:value-type="float">
            <text:p>115.2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0496" calcext:value-type="float">
            <text:p>115.2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8888" calcext:value-type="float">
            <text:p>115.3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7552" calcext:value-type="float">
            <text:p>115.2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2312" calcext:value-type="float">
            <text:p>115.2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6216" calcext:value-type="float">
            <text:p>115.2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0496" calcext:value-type="float">
            <text:p>115.2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3648" calcext:value-type="float">
            <text:p>115.2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632" calcext:value-type="float">
            <text:p>115.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2896" calcext:value-type="float">
            <text:p>115.3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8136" calcext:value-type="float">
            <text:p>115.3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7656" calcext:value-type="float">
            <text:p>115.3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8408" calcext:value-type="float">
            <text:p>115.2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2688" calcext:value-type="float">
            <text:p>115.2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3648" calcext:value-type="float">
            <text:p>115.2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4232" calcext:value-type="float">
            <text:p>115.3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8408" calcext:value-type="float">
            <text:p>115.2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1184" calcext:value-type="float">
            <text:p>115.3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5944" calcext:value-type="float">
            <text:p>115.3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9848" calcext:value-type="float">
            <text:p>115.3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6424" calcext:value-type="float">
            <text:p>115.4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7176" calcext:value-type="float">
            <text:p>115.3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1936" calcext:value-type="float">
            <text:p>115.3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3168" calcext:value-type="float">
            <text:p>115.2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5736" calcext:value-type="float">
            <text:p>115.2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0224" calcext:value-type="float">
            <text:p>115.3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6592" calcext:value-type="float">
            <text:p>115.2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108" calcext:value-type="float">
            <text:p>115.3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9264" calcext:value-type="float">
            <text:p>115.2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0496" calcext:value-type="float">
            <text:p>115.2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8784" calcext:value-type="float">
            <text:p>115.2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9368" calcext:value-type="float">
            <text:p>115.3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3272" calcext:value-type="float">
            <text:p>115.3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7656" calcext:value-type="float">
            <text:p>115.3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3376" calcext:value-type="float">
            <text:p>115.4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3376" calcext:value-type="float">
            <text:p>115.4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1728" calcext:value-type="float">
            <text:p>115.1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2416" calcext:value-type="float">
            <text:p>115.3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2624" calcext:value-type="float">
            <text:p>115.4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4336" calcext:value-type="float">
            <text:p>115.4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2144" calcext:value-type="float">
            <text:p>115.4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0224" calcext:value-type="float">
            <text:p>115.3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7176" calcext:value-type="float">
            <text:p>115.3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012" calcext:value-type="float">
            <text:p>115.2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3648" calcext:value-type="float">
            <text:p>115.2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5944" calcext:value-type="float">
            <text:p>115.3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7384" calcext:value-type="float">
            <text:p>115.4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6904" calcext:value-type="float">
            <text:p>115.4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3272" calcext:value-type="float">
            <text:p>115.3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776" calcext:value-type="float">
            <text:p>115.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0328" calcext:value-type="float">
            <text:p>115.4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0432" calcext:value-type="float">
            <text:p>115.4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2624" calcext:value-type="float">
            <text:p>115.4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1288" calcext:value-type="float">
            <text:p>115.4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2624" calcext:value-type="float">
            <text:p>115.4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2624" calcext:value-type="float">
            <text:p>115.4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5672" calcext:value-type="float">
            <text:p>115.4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43" calcext:value-type="float">
            <text:p>115.4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6904" calcext:value-type="float">
            <text:p>115.4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68" calcext:value-type="float">
            <text:p>115.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3104" calcext:value-type="float">
            <text:p>115.5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3208" calcext:value-type="float">
            <text:p>115.5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396" calcext:value-type="float">
            <text:p>115.5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348" calcext:value-type="float">
            <text:p>115.4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6904" calcext:value-type="float">
            <text:p>115.4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5672" calcext:value-type="float">
            <text:p>115.4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0432" calcext:value-type="float">
            <text:p>115.4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1768" calcext:value-type="float">
            <text:p>115.4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8136" calcext:value-type="float">
            <text:p>115.3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1288" calcext:value-type="float">
            <text:p>115.4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4232" calcext:value-type="float">
            <text:p>115.3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1936" calcext:value-type="float">
            <text:p>115.3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4608" calcext:value-type="float">
            <text:p>115.3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8136" calcext:value-type="float">
            <text:p>115.3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4984" calcext:value-type="float">
            <text:p>115.3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632" calcext:value-type="float">
            <text:p>115.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536" calcext:value-type="float">
            <text:p>115.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9368" calcext:value-type="float">
            <text:p>115.3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2144" calcext:value-type="float">
            <text:p>115.4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776" calcext:value-type="float">
            <text:p>115.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3376" calcext:value-type="float">
            <text:p>115.4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0704" calcext:value-type="float">
            <text:p>115.3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6216" calcext:value-type="float">
            <text:p>115.2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4984" calcext:value-type="float">
            <text:p>115.3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1936" calcext:value-type="float">
            <text:p>115.3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4608" calcext:value-type="float">
            <text:p>115.3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8616" calcext:value-type="float">
            <text:p>115.4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46048" calcext:value-type="float">
            <text:p>115.4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0912" calcext:value-type="float">
            <text:p>115.5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0912" calcext:value-type="float">
            <text:p>115.5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0912" calcext:value-type="float">
            <text:p>115.5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49096" calcext:value-type="float">
            <text:p>115.4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0808" calcext:value-type="float">
            <text:p>115.4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0432" calcext:value-type="float">
            <text:p>115.4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6424" calcext:value-type="float">
            <text:p>115.4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49096" calcext:value-type="float">
            <text:p>115.4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6528" calcext:value-type="float">
            <text:p>115.4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0536" calcext:value-type="float">
            <text:p>115.5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3856" calcext:value-type="float">
            <text:p>115.4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7176" calcext:value-type="float">
            <text:p>115.3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0808" calcext:value-type="float">
            <text:p>115.4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3444" calcext:value-type="float">
            <text:p>115.5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54" calcext:value-type="float">
            <text:p>115.5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7968" calcext:value-type="float">
            <text:p>115.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348" calcext:value-type="float">
            <text:p>115.4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7384" calcext:value-type="float">
            <text:p>115.4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8616" calcext:value-type="float">
            <text:p>115.4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2728" calcext:value-type="float">
            <text:p>115.5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6632" calcext:value-type="float">
            <text:p>115.5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31392" calcext:value-type="float">
            <text:p>115.5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7008" calcext:value-type="float">
            <text:p>115.5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3312" calcext:value-type="float">
            <text:p>115.6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7216" calcext:value-type="float">
            <text:p>115.6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064" calcext:value-type="float">
            <text:p>115.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6736" calcext:value-type="float">
            <text:p>115.6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54" calcext:value-type="float">
            <text:p>115.5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1016" calcext:value-type="float">
            <text:p>115.5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9576" calcext:value-type="float">
            <text:p>115.4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4648" calcext:value-type="float">
            <text:p>115.6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8552" calcext:value-type="float">
            <text:p>115.6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6256" calcext:value-type="float">
            <text:p>115.5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31392" calcext:value-type="float">
            <text:p>115.5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7864" calcext:value-type="float">
            <text:p>115.4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9922" calcext:value-type="float">
            <text:p>115.19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7801" calcext:value-type="float">
            <text:p>115.2478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3709" calcext:value-type="float">
            <text:p>115.2737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3751071429" calcext:value-type="float">
            <text:p>115.2837510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90735" calcext:value-type="float">
            <text:p>115.2690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1517" calcext:value-type="float">
            <text:p>115.261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11945" calcext:value-type="float">
            <text:p>115.2211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7438" calcext:value-type="float">
            <text:p>115.13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42275" calcext:value-type="float">
            <text:p>115.104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84565" calcext:value-type="float">
            <text:p>115.1584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99195" calcext:value-type="float">
            <text:p>115.1799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5828285714" calcext:value-type="float">
            <text:p>115.175828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9592870968" calcext:value-type="float">
            <text:p>115.319592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5200166667" calcext:value-type="float">
            <text:p>115.6052001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9514935484" calcext:value-type="float">
            <text:p>115.859514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1489533333" calcext:value-type="float">
            <text:p>115.8714895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1378741936" calcext:value-type="float">
            <text:p>115.851378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5852" calcext:value-type="float">
            <text:p>115.65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9176733333" calcext:value-type="float">
            <text:p>115.2991767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5769032258" calcext:value-type="float">
            <text:p>115.065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6042733333" calcext:value-type="float">
            <text:p>115.1160427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0422064516" calcext:value-type="float">
            <text:p>115.030422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226068966" calcext:value-type="float">
            <text:p>115.040226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7295096774" calcext:value-type="float">
            <text:p>114.977295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9709709677" calcext:value-type="float">
            <text:p>114.869709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53813133333" calcext:value-type="float">
            <text:p>114.8538131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92397645161" calcext:value-type="float">
            <text:p>114.892397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80934" calcext:value-type="float">
            <text:p>115.0980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1245396129" calcext:value-type="float">
            <text:p>115.09124539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3859064516" calcext:value-type="float">
            <text:p>114.843859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17691" calcext:value-type="float">
            <text:p>114.94176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0776677419" calcext:value-type="float">
            <text:p>114.950776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28129" calcext:value-type="float">
            <text:p>115.0128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9496645161" calcext:value-type="float">
            <text:p>115.049496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704575" calcext:value-type="float">
            <text:p>115.0470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8782193548" calcext:value-type="float">
            <text:p>115.158782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7607096774" calcext:value-type="float">
            <text:p>115.1876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70771" calcext:value-type="float">
            <text:p>115.2470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7214677419" calcext:value-type="float">
            <text:p>115.407214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19559" calcext:value-type="float">
            <text:p>115.52195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3480808756" calcext:value-type="float">
            <text:p>115.13348080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63152193548" calcext:value-type="float">
            <text:p>114.563152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4079" calcext:value-type="float">
            <text:p>114.4240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20889451613" calcext:value-type="float">
            <text:p>114.320889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08332" calcext:value-type="float">
            <text:p>114.260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8164193548" calcext:value-type="float">
            <text:p>114.27816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7097607143" calcext:value-type="float">
            <text:p>114.33709760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705183871" calcext:value-type="float">
            <text:p>114.727051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5811451613" calcext:value-type="float">
            <text:p>114.585811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436747" calcext:value-type="float">
            <text:p>114.64367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36326935484" calcext:value-type="float">
            <text:p>114.736326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07793" calcext:value-type="float">
            <text:p>114.5407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8446870968" calcext:value-type="float">
            <text:p>114.278446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6625903226" calcext:value-type="float">
            <text:p>114.006625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9351766667" calcext:value-type="float">
            <text:p>113.7193517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8959806452" calcext:value-type="float">
            <text:p>113.408959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5351" calcext:value-type="float">
            <text:p>113.425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9527645161" calcext:value-type="float">
            <text:p>113.519527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250207" calcext:value-type="float">
            <text:p>113.58250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9222870968" calcext:value-type="float">
            <text:p>113.629222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392316" calcext:value-type="float">
            <text:p>113.6039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6758666667" calcext:value-type="float">
            <text:p>113.596758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418476" calcext:value-type="float">
            <text:p>113.614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1291791667" calcext:value-type="float">
            <text:p>113.671291791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676552" calcext:value-type="float">
            <text:p>113.556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90396" calcext:value-type="float">
            <text:p>113.169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63059851852" calcext:value-type="float">
            <text:p>113.36305985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5405166667" calcext:value-type="float">
            <text:p>113.4354051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4274" calcext:value-type="float">
            <text:p>113.444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51724666667" calcext:value-type="float">
            <text:p>113.451724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4198666667" calcext:value-type="float">
            <text:p>113.434198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94976833333" calcext:value-type="float">
            <text:p>113.3949768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32" calcext:value-type="float">
            <text:p>132.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792" calcext:value-type="float">
            <text:p>138.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12" calcext:value-type="float">
            <text:p>120.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8" calcext:value-type="float">
            <text:p>124.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584" calcext:value-type="float">
            <text:p>124.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" calcext:value-type="float">
            <text:p>12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6422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48" meta:object-count="0"/>
    <meta:user-defined meta:name="AppVersion">3.0</meta:user-defined>
  </office:meta>
</office:document-meta>
</file>